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pace Grotesk" svg:font-family="'Space Grotesk', system-ui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style:font-name="Space Grotesk" fo:font-size="7pt" fo:letter-spacing="normal" fo:font-style="normal" fo:font-weight="normal"/>
    </style:style>
    <style:style style:name="T2" style:family="text">
      <style:text-properties fo:font-variant="normal" fo:text-transform="none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{ "plan": [ { "id": "cmhjetpoj0016dzsoevqkbzrd-step-1", "params": { "form": { "goal": "Aumentar em 50% o volume de leads entre o público tech (25–45 anos), com foco em IA e Blockchain.", "kpis": "KPIs Reajustados na Simulação Redes sociais: CTR ≥ 2,5%, engajamento ≥ 30% E-mail: Abertura ≥ 25%, CPL ≤ R$ 40 Paid media: CPL ≤ R$ 45, ROI positivo em 60 dias Eventos: +500 leads qualificados Influencers: +20% seguidores, +10% conversão via CTA", "notes": "Uso de NFTs para dar exclusividade em eventos digitais.\n\nDashboards dinâmicos + relatório semanal em PDF.\n\nSugerido documentar aprendizados por falta de histórico anterior.", "budget": "R$ 500 mil, com distribuição multicanal.", "audience": "Adultos conectados ao ecossistema digital, buscando inovação prática e oportunidades reais.", "channels": [], "deadline": "Cronograma Consolidado Fase\tPeríodo\tAção F1\t03–07/11\tFinalizar briefing e canais F2\t04–14/11\tProdução criativa e aprovações F3\t10–17/11\tSetup técnico: mídia paga e e-mail F4\t18–24/11\tPré-lançamento com influenciadores F5\t30/11\tLançamento oficial F6\t+07/12\tAnálise de dados e otimização", "toneNotes": "1. Landing Page Dinâmica com Prova Social e Cronômetro Por que: Gera urgência e confiança. Próximos passos: Wireframe em 1 semana; integrar depoimentos, cronômetro e chamadas para eventos. 2. Chatbot com IA para Captação de Leads Por que: Captura ativa e personalizada aumenta conversão. Próximos passos: Escolher plataforma (ex.: Intercom, Tidio), configurar fluxo e treinar linguagem do bot. 3. Influenciadores no Pré-Lançamento Por que: Aumenta alcance orgânico com autoridade e cria expectativa. Próximos passos: Selecionar perfis, preparar kit de comunicação e ativar entre 18 e 24/11.", "launchDate": "2026-02-01", "toneProfile": "Inspirador" }, "mode": "simulate", "domain": "marketing", "userId": "cmhdt6pck0001dzko8b4mb5xo", "baseDate": "2025-11-03", "toneNotes": "1. Landing Page Dinâmica com Prova Social e Cronômetro Por que: Gera urgência e confiança. Próximos passos: Wireframe em 1 semana; integrar depoimentos, cronômetro e chamadas para eventos. 2. Chatbot com IA para Captação de Leads Por que: Captura ativa e personalizada aumenta conversão. Próximos passos: Escolher plataforma (ex.: Intercom, Tidio), configurar fluxo e treinar linguagem do bot. 3. Influenciadores no Pré-Lançamento Por que: Aumenta alcance orgânico com autoridade e cria expectativa. Próximos passos: Selecionar perfis, preparar kit de comunicação e ativar entre 18 e 24/11.", "launchDate": "2026-02-01", "rawPayload": { "goal": "Aumentar em 50% o volume de leads entre o público tech (25–45 anos), com foco em IA e Blockchain.", "kpis": "KPIs Reajustados na Simulação Redes sociais: CTR ≥ 2,5%, engajamento ≥ 30% E-mail: Abertura ≥ 25%, CPL ≤ R$ 40 Paid media: CPL ≤ R$ 45, ROI positivo em 60 dias Eventos: +500 leads qualificados Influencers: +20% seguidores, +10% conversão via CTA", "notes": "Uso de NFTs para dar exclusividade em eventos digitais.\n\nDashboards dinâmicos + relatório semanal em PDF.\n\nSugerido documentar aprendizados por falta de histórico anterior.", "budget": "R$ 500 mil, com distribuição multicanal.", "audience": "Adultos conectados ao ecossistema digital, buscando inovação prática e oportunidades reais.", "channels": [], "deadline": "Cronograma Consolidado Fase\tPeríodo\tAção F1\t03–07/11\tFinalizar briefing e canais F2\t04–14/11\tProdução criativa e aprovações F3\t10–17/11\tSetup técnico: mídia paga e e-mail F4\t18–24/11\tPré-lançamento com influenciadores F5\t30/11\tLançamento oficial F6\t+07/12\tAnálise de dados e otimização", "toneNotes": "1. Landing Page Dinâmica com Prova Social e Cronômetro Por que: Gera urgência e confiança. Próximos passos: Wireframe em 1 semana; integrar depoimentos, cronômetro e chamadas para eventos. 2. Chatbot com IA para Captação de Leads Por que: Captura ativa e personalizada aumenta conversão. Próximos passos: Escolher plataforma (ex.: Intercom, Tidio), configurar fluxo e treinar linguagem do bot. 3. Influenciadores no Pré-Lançamento Por que: Aumenta alcance orgânico com autoridade e cria expectativa. Próximos passos: Selecionar perfis, preparar kit de comunicação e ativar entre 18 e 24/11.", "launchDate": "2026-02-01", "toneProfile": "Inspirador" }, "sprintMode": false, "compareRuns": true, "toneProfile": "Inspirador", "daysToLaunch": 90 }, "result": "{\n "agent": "MKT",\n "run_id": "cmhjetpoj0016dzsoevqkbzrd",\n "recomendacoes": [\n {\n "key": "landing_page_dinamica",\n "tatica": "Landing page dinâmica com prova social e cronômetro regressivo",\n "prioridade": 1,\n "score": 0.5,\n "adopted": false,\n "rationale": "Construir uma landing page dinâmica com provas sociais e contador regressivo cria senso de urgência e maior confiança, favorecendo conversão do público tech conectado e inovador.",\n "proximos_passos": "Desenvolver wireframe em 1 semana, integrar depoimentos estratégicos e implementar cronômetro regressivo para chamadas aos webinars e eventos.",\n "motivo_da_priorizacao": { "accepts": 0, "rejects": 0, "w": 0.5, "s": 0.5, "score": 0.5 },\n "execucao": { "api_sugerida": "GEMINI_PRO", "tipo_tarefa": "ESTRATEGIA_COMPLEXA", "custo_estimado_tokens": 900 }\n },\n {\n "key": "chatbot_lead_capture",\n "tatica": "Chatbot IA para captação ativa de leads",\n "prioridade": 2,\n "score": 0.5,\n "adopted": false,\n "rationale": "Automatizar interação via chatbot IA em páginas estratégicas aumenta engajamento e permite captura ativa de leads qualificados, alinhado ao perfil de público e objetivos.",\n "proximos_passos": "Avaliar plataformas (Intercom, Tidio, GPT embutido), configurar fluxos de captação e treinar bot para diálogo consultivo.",\n "motivo_da_priorizacao": { "accepts": 0, "rejects": 0, "w": 0.5, "s": 0.5, "score": 0.5 },\n "execucao": { "api_sugerida": "GPT_4", "tipo_tarefa": "QA_TESTING", "custo_estimado_tokens": 800 }\n },\n {\n "key": "influencers_pre_lancamento",\n "tatica": "Engajamento de influenciadores no pré-lançamento",\n "prioridade": 3,\n "score": 0.5,\n "adopted": false,\n "rationale": "A ativação antecipada de influenciadores agrega autoridade e amplia o alcance orgânico, criando buzz e expectativa para o lançamento da campanha.",\n "proximos_passos": "Selecionar perfis relevantes, preparar kit de comunicação e agendar postagens e lives entre 18 e 24/11.",\n "motivo_da_priorizacao": { "accepts": 0, "rejects": 0, "w": 0.5, "s": 0.5, "score": 0.5 },\n "execucao": { "api_sugerida": "GPT_3_5_TURBO", "tipo_tarefa": "COPYWRITING_HIGH_VOLUME", "custo_estimado_tokens": 750 }\n }\n ],\n "diagnostico": {\n "total_prev_runs": 1,\n "itens_avaliados": 3,\n "exploracao_pct": 20,\n "filtrados_adotados": 0,\n "filtrados_rejeitados": 0\n }\n}\n\n---\n\n# Briefing da Campanha – Lançamento 01/02/2026\n\n## 1. Resumo e KPIs\n\n</text:span><text:span text:style-name="Strong_20_Emphasis">Objetivo:</text:span><text:span text:style-name="T2"> </text:span><text:span text:style-name="T1">\nAumentar em 50% o volume de leads qualificados do público tech (25–45 anos) com interesse em IA e Blockchain.\n\n</text:span><text:span text:style-name="Strong_20_Emphasis">Público-alvo:</text:span><text:span text:style-name="T2"> </text:span><text:span text:style-name="T1">\nAdultos conectados, inovadores, que buscam oportunidades reais no ecossistema digital.\n\n</text:span><text:span text:style-name="Strong_20_Emphasis">Orçamento:</text:span><text:span text:style-name="T2"> </text:span><text:span text:style-name="T1">\nR$ 500 mil distribuídos em múltiplos canais alinhados ao perfil tech.\n\n</text:span><text:span text:style-name="Strong_20_Emphasis">KPIs e metas quantitativas por canal:</text:span><text:span text:style-name="T1">\n- Redes Sociais: \n CTR ≥ 2,5%, engajamento ≥ 30% \n- E-mail marketing: \n Taxa de abertura ≥ 25%, CPL ≤ R$ 40 \n- Mídia paga: \n CPL ≤ R$ 45, ROI positivo em 60 dias \n- Eventos: \n Aquisição de +500 leads qualificados \n- Influenciadores: \n +20% de seguidores, +10% aumento de conversão via CTA\n\n---\n\n## 2. Timeline\n\n| Período | Atividade | Descrição |\n|----------------|--------------------------|-------------------------------------------------------------|\n| Semana 0-1 | Finalizar briefing e canais | Consolidação do briefing; escolher canais de divulgação |\n| Semana 1-2 | Produção criativa e aprovações | Desenvolvimento de conteúdos, peças, validação |\n| Semana 2 | Setup técnico | Configuração de mídia paga, automação e plataformas de e-mail |\n| Semana 3 | Pré-lançamento com influenciadores | Engajamento de influenciadores, teasers e buzz |\n| T-1 dia (31/01)| Revisão final e testes | Checagem de processos, QA, ajustes finais |\n| +1 a +14 dias | Pós-lançamento e otimização | Monitoramento, análise e ajustes para maximizar resultados |\n\n---\n\n## 3. Canais e estratégias\n\n&lt;details&gt;&lt;summary&gt;Detalhar canais&lt;/summary&gt;\n\n### Redes Sociais \n- Conteúdo dinâmico com provas sociais, anúncios segmentados em IA e Blockchain \n- Meta: CTR ≥ 2,5%, engajamento ≥ 30% \n- Revisão semanal com análise de performance e ajuste de segmentação \n\n### E-mail marketing \n- Sequências customizadas baseadas no comportamento e interesse técnico \n- Objetivo: abertura ≥ 25%, CPL ≤ R$ 40 \n- Testes A/B semanais para otimização de mensagens e segmentação \n\n### Mídia Paga \n- Google Ads e LinkedIn Ads direcionados ao público tech \n- Meta: CPL ≤ R$ 45, ROI positivo em 60 dias \n- Monitoramento diário e otimizações rápidas \n\n### Eventos Digitais com NFTs \n- Eventos exclusivos incentivados por NFTs para gerar engajamento e exclusividade \n- Meta quantitativa: +500 leads qualificados \n- Coordenação com equipe de produto para entrega e comunicação \n\n### Influenciadores \n- Parcerias estratégicas para gerar buzz e autoridade no pré-lançamento \n- Meta: +20% seguidores, +10% conversão via CTA \n- Planejamento e ativação entre 18 e 24/11\n\n&lt;/details&gt;\n\n---\n\n## 4. Integração e mensuração\n\n- </text:span><text:span text:style-name="Strong_20_Emphasis">Ferramentas:</text:span><text:span text:style-name="T2"> </text:span><text:span text:style-name="T1">GA4 para tráfego web, HubSpot e RD Station para CRM e automação, dashboards dinâmicos complementados por relatórios semanais em PDF. \n- </text:span><text:span text:style-name="Strong_20_Emphasis">Frequência:</text:span><text:span text:style-name="T2"> </text:span><text:span text:style-name="T1">Atualização contínua de dados, com relatórios consolidados toda sexta-feira para análise tática. \n- </text:span><text:span text:style-name="Strong_20_Emphasis">Formato:</text:span><text:span text:style-name="T2"> </text:span><text:span text:style-name="T1">Dashboards interativos acessíveis para equipes; PDFs para alta gerência.\n\n---\n\n## 5. Próximos passos com datas-chave\n\n1. Alocar responsáveis finais para cada canal – até 07/11 (Equipe Marketing) \n2. Concluir produção criativa, incluindo materiais dinâmicos – até 14/11 (Criação) \n3. Configurar plataformas e fluxos técnicos – até 17/11 (Tech/Martech) \n4. Selecionar e ativar influenciadores com kits de comunicação – até 24/11 (Social/PR) \n5. Implementar NFT como benefícios exclusivos para eventos – até 30/11 (Produto/Legal) \n6. Monitorar lançamento e otimizar campanhas diariamente – a partir de 01/02 (Analytics)\n\n---\n\n## 6. Aprendizados e cross-run\n\nSem histórico anterior para comparação detalhada. Recomenda-se documentação estruturada dos resultados para alimentar próximas rodadas.\n\n---\n\n## 7. Insights automatizados para próxima semana\n\n1. </text:span><text:span text:style-name="Strong_20_Emphasis">Landing Page Dinâmica:</text:span><text:span text:style-name="T2"> </text:span><text:span text:style-name="T1">urgentemente priorizar wireframe para captar leads e criar senso de urgência com cronômetro. \n2. </text:span><text:span text:style-name="Strong_20_Emphasis">Chatbot IA:</text:span><text:span text:style-name="T2"> </text:span><text:span text:style-name="T1">explorar soluções para captação ativa, personalizando interação e qualificando leads. \n3. </text:span><text:span text:style-name="Strong_20_Emphasis">Engajamento com Influenciadores:</text:span><text:span text:style-name="T2"> </text:span><text:span text:style-name="T1">iniciar seleção e briefing de perfis para amplificar alcance orgânico.\n\n---\n\n</text:span><text:span text:style-name="Emphasis">Este briefing orienta a execução inspiradora, ágil e focada, garantindo alto impacto para engajar o público tech até o lançamento e além.</text:span><text:span text:style-name="T1">", "status": "completed", "description": "Executar agente MKT" } ], "memory": { "previousRuns": [ { "id": "cmhje3jh6000ldzsonlsw2sg9", "createdAt": "2025-11-03T17:04:07.001Z", "recomendacoes": [ { "key": "landing_page_dinamica", "score": 0.5, "tatica": "Landing page dinâmica com prova social e cronômetro regressivo", "adopted": false, "execucao": { "tipo_tarefa": "ESTRATEGIA_COMPLEXA", "api_sugerida": "GEMINI_PRO", "custo_estimado_tokens": 900 }, "rationale": "Construir uma landing page dinâmica com provas sociais e contador regressivo cria senso de urgência e maior confiança, favorecendo conversão do público tech conectado e inovador.", "prioridade": 1, "proximos_passos": "Desenvolver wireframe em 1 semana, integrar depoimentos estratégicos e implementar cronômetro regressivo para chamadas aos webinars e eventos.", </text:span><text:soft-page-break/><text:span text:style-name="T1">"motivo_da_priorizacao": { "s": 0.5, "w": 0.5, "score": 0.5, "accepts": 0, "rejects": 0 } }, { "key": "chatbot_lead_capture", "score": 0.5, "tatica": "Chatbot IA para captação ativa de leads", "adopted": false, "execucao": { "tipo_tarefa": "QA_TESTING", "api_sugerida": "GPT_4", "custo_estimado_tokens": 800 }, "rationale": "Automatizar interação via chatbot IA em páginas estratégicas aumenta engajamento e permite captura ativa de leads qualificados, alinhado ao perfil de público e objetivos.", "prioridade": 2, "proximos_passos": "Avaliar plataformas (Intercom, Tidio, GPT embutido), configurar fluxos de captação e treinar bot para diálogo consultivo.", "motivo_da_priorizacao": { "s": 0.5, "w": 0.5, "score": 0.5, "accepts": 0, "rejects": 0 } }, { "key": "influencers_pre_lancamento", "score": 0.5, "tatica": "Engajamento de influenciadores no pré-lançamento", "adopted": false, "execucao": { "tipo_tarefa": "COPYWRITING_HIGH_VOLUME", "api_sugerida": "GPT_3_5_TURBO", "custo_estimado_tokens": 600 }, "rationale": "A ativação antecipada de influenciadores agrega autoridade e amplia o alcance orgânico, criando buzz e expectativa para o lançamento da campanha.", "prioridade": 3, "proximos_passos": "Selecionar perfis relevantes, preparar kit de comunicação e agendar postagens e lives entre 18 e 24/11.", "motivo_da_priorizacao": { "s": 0.5, "w": 0.5, "score": 0.5, "accepts": 0, "rejects": 0 } } ] }, { "id": "cmhje293q0001dzsoedsn9ojg", "createdAt": "2025-11-03T17:03:06.893Z", "recomendacoes": [] }, { "id": "cmhj8wwnf002tdzzg76g48n6b", "createdAt": "2025-11-03T14:38:59.393Z", "recomendacoes": [] }, { "id": "cmhj69xlc0029dzzgcf8w9v7v", "createdAt": "2025-11-03T13:25:08.291Z", "recomendacoes": [] }, { "id": "cmhj5vikc001pdzzgaamko2ne", "createdAt": "2025-11-03T13:13:55.638Z", "recomendacoes": [] } ], "agentStateBefore": { "version": 1, "recommendations": { "chatbot_lead_capture": { "score": 0.5, "status": "PENDENTE", "accepts": 0, "adopted": false, "rejects": 0, "lastAcceptedAt": null, "lastSuggestedAt": "2025-11-03T17:04:36.479Z" }, "landing_page_dinamica": { "score": 0.5, "status": "PENDENTE", "accepts": 0, "adopted": false, "rejects": 0, "lastAcceptedAt": null, "lastSuggestedAt": "2025-11-03T17:04:36.479Z" }, "influencers_pre_lancamento": { "score": 0.5, "status": "PENDENTE", "accepts": 0, "adopted": false, "rejects": 0, "lastAcceptedAt": null, "lastSuggestedAt": "2025-11-03T17:04:36.479Z" } } } }, "outputs": [ { "data": "{\n "agent": "MKT",\n "run_id": "cmhjetpoj0016dzsoevqkbzrd",\n "recomendacoes": [\n {\n "key": "landing_page_dinamica",\n "tatica": "Landing page dinâmica com prova social e cronômetro regressivo",\n "prioridade": 1,\n "score": 0.5,\n "adopted": false,\n "rationale": "Construir uma landing page dinâmica com provas sociais e contador regressivo cria senso de urgência e maior confiança, favorecendo conversão do público tech conectado e inovador.",\n "proximos_passos": "Desenvolver wireframe em 1 semana, integrar depoimentos estratégicos e implementar cronômetro regressivo para chamadas aos webinars e eventos.",\n "motivo_da_priorizacao": { "accepts": 0, "rejects": 0, "w": 0.5, "s": 0.5, "score": 0.5 },\n "execucao": { "api_sugerida": "GEMINI_PRO", "tipo_tarefa": "ESTRATEGIA_COMPLEXA", "custo_estimado_tokens": 900 }\n },\n {\n "key": "chatbot_lead_capture",\n "tatica": "Chatbot IA para captação ativa de leads",\n "prioridade": 2,\n "score": 0.5,\n "adopted": false,\n "rationale": "Automatizar interação via chatbot IA em páginas estratégicas aumenta engajamento e permite captura ativa de leads qualificados, alinhado ao perfil de público e objetivos.",\n "proximos_passos": "Avaliar plataformas (Intercom, Tidio, GPT embutido), configurar fluxos de captação e treinar bot para diálogo consultivo.",\n "motivo_da_priorizacao": { "accepts": 0, "rejects": 0, "w": 0.5, "s": 0.5, "score": 0.5 },\n "execucao": { "api_sugerida": "GPT_4", "tipo_tarefa": "QA_TESTING", "custo_estimado_tokens": 800 }\n },\n {\n "key": "influencers_pre_lancamento",\n "tatica": "Engajamento de influenciadores no pré-lançamento",\n "prioridade": 3,\n "score": 0.5,\n "adopted": false,\n "rationale": "A ativação antecipada de influenciadores agrega autoridade e amplia o alcance orgânico, criando buzz e expectativa para o lançamento da campanha.",\n "proximos_passos": "Selecionar perfis relevantes, preparar kit de comunicação e agendar postagens e lives entre 18 e 24/11.",\n "motivo_da_priorizacao": { "accepts": 0, "rejects": 0, "w": 0.5, "s": 0.5, "score": 0.5 },\n "execucao": { "api_sugerida": "GPT_3_5_TURBO", "tipo_tarefa": "COPYWRITING_HIGH_VOLUME", "custo_estimado_tokens": 750 }\n }\n ],\n "diagnostico": {\n "total_prev_runs": 1,\n "itens_avaliados": 3,\n "exploracao_pct": 20,\n "filtrados_adotados": 0,\n "filtrados_rejeitados": 0\n }\n}\n\n---\n\n# Briefing da Campanha – Lançamento 01/02/2026\n\n## 1. Resumo e KPIs\n\n</text:span><text:span text:style-name="Strong_20_Emphasis">Objetivo:</text:span><text:span text:style-name="T2"> </text:span><text:span text:style-name="T1">\nAumentar em 50% o volume de leads qualificados do público tech (25–45 anos) com interesse em IA e Blockchain.\n\n</text:span><text:span text:style-name="Strong_20_Emphasis">Público-alvo:</text:span><text:span text:style-name="T2"> </text:span><text:span text:style-name="T1">\nAdultos conectados, inovadores, que buscam oportunidades reais no ecossistema digital.\n\n</text:span><text:span text:style-name="Strong_20_Emphasis">Orçamento:</text:span><text:span text:style-name="T2"> </text:span><text:span text:style-name="T1">\nR$ 500 mil distribuídos em múltiplos canais alinhados ao perfil tech.\n\n</text:span><text:span text:style-name="Strong_20_Emphasis">KPIs e metas quantitativas por canal:</text:span><text:span text:style-name="T1">\n- Redes Sociais: \n CTR ≥ 2,5%, engajamento ≥ 30% \n- E-mail marketing: \n Taxa de abertura ≥ 25%, CPL ≤ R$ 40 \n- Mídia paga: \n CPL ≤ R$ 45, ROI positivo em 60 dias \n- Eventos: \n Aquisição de +500 leads qualificados \n- Influenciadores: \n +20% de seguidores, +10% aumento de conversão via CTA\n\n---\n\n## 2. Timeline\n\n| Período | Atividade | Descrição |\n|----------------|--------------------------|-------------------------------------------------------------|\n| Semana 0-1 | Finalizar briefing e canais | Consolidação do briefing; escolher canais de divulgação |\n| Semana 1-2 | Produção criativa e aprovações | Desenvolvimento de conteúdos, peças, validação |\n| Semana 2 | Setup técnico | Configuração de mídia paga, automação e plataformas de e-mail |\n| Semana 3 | Pré-lançamento com influenciadores | Engajamento de influenciadores, teasers e buzz |\n| T-1 dia (31/01)| Revisão final e testes | Checagem de processos, QA, ajustes finais |\n| +1 a +14 dias | Pós-lançamento e otimização | Monitoramento, análise e ajustes para maximizar resultados |\n\n---\n\n## 3. Canais e estratégias\n\n&lt;details&gt;&lt;summary&gt;Detalhar canais&lt;/summary&gt;\n\n### Redes Sociais \n- Conteúdo dinâmico com provas sociais, anúncios segmentados em IA e Blockchain \n- Meta: CTR ≥ 2,5%, engajamento ≥ 30% \n- Revisão semanal com análise de performance e ajuste de segmentação \n\n### E-mail marketing \n- Sequências customizadas baseadas no comportamento e interesse técnico \n- Objetivo: abertura ≥ 25%, CPL ≤ R$ 40 \n- Testes A/B semanais para otimização de mensagens e segmentação \n\n### Mídia Paga \n- Google Ads e LinkedIn Ads direcionados ao público tech \n- Meta: CPL ≤ R$ 45, ROI positivo em 60 dias \n- Monitoramento diário e otimizações rápidas \n\n### Eventos Digitais com NFTs \n- Eventos exclusivos incentivados por NFTs para gerar engajamento e exclusividade \n- Meta quantitativa: +500 leads qualificados \n- Coordenação com equipe de produto para entrega e comunicação \n\n### Influenciadores \n- Parcerias estratégicas para gerar buzz e autoridade no pré-lançamento \n- Meta: +20% seguidores, +10% conversão via CTA \n- Planejamento e ativação entre 18 e 24/11\n\n&lt;/details&gt;\n\n---\n\n## 4. Integração e mensuração\n\n- </text:span><text:span text:style-name="Strong_20_Emphasis">Ferramentas:</text:span><text:span text:style-name="T2"> </text:span><text:span text:style-name="T1">GA4 para tráfego web, HubSpot e RD Station para CRM e automação, dashboards dinâmicos complementados por relatórios semanais em PDF. \n- </text:span><text:span text:style-name="Strong_20_Emphasis">Frequência:</text:span><text:span text:style-name="T2"> </text:span><text:span text:style-name="T1">Atualização contínua de dados, com relatórios consolidados toda sexta-feira para análise tática. \n- </text:span><text:span text:style-name="Strong_20_Emphasis">Formato:</text:span><text:span text:style-name="T2"> </text:span><text:span text:style-name="T1">Dashboards interativos acessíveis para equipes; PDFs para alta gerência.\n\n---\n\n## 5. Próximos passos com datas-chave\n\n1. Alocar responsáveis finais para cada canal – até 07/11 (Equipe Marketing) \n2. Concluir produção criativa, incluindo materiais dinâmicos – até 14/11 (Criação) \n3. Configurar plataformas e fluxos técnicos – até 17/11 (Tech/Martech) \n4. Selecionar e ativar influenciadores com kits de comunicação – até 24/11 (Social/PR) \n5. Implementar NFT como benefícios exclusivos para eventos – até 30/11 (Produto/Legal) \n6. Monitorar lançamento e otimizar campanhas diariamente – a partir de 01/02 (Analytics)\n\n---\n\n## 6. Aprendizados e cross-run\n\nSem histórico anterior para comparação detalhada. Recomenda-se documentação estruturada dos resultados para alimentar próximas rodadas.\n\n---\n\n## 7. Insights automatizados para próxima semana\n\n1. </text:span><text:span text:style-name="Strong_20_Emphasis">Landing Page Dinâmica:</text:span><text:span text:style-name="T2"> </text:span><text:span text:style-name="T1">urgentemente priorizar wireframe para captar leads e criar senso de urgência com cronômetro. \n2. </text:span><text:span text:style-name="Strong_20_Emphasis">Chatbot IA:</text:span><text:span text:style-name="T2"> </text:span><text:span text:style-name="T1">explorar soluções para captação ativa, personalizando interação e qualificando leads. \n3. </text:span><text:span text:style-name="Strong_20_Emphasis">Engajamento com Influenciadores:</text:span><text:span text:style-name="T2"> </text:span><text:span text:style-name="T1">iniciar seleção e briefing de perfis para amplificar alcance orgânico.\n\n---\n\n</text:span><text:span text:style-name="Emphasis">Este briefing orienta a execução inspiradora, ágil e focada, garantindo alto impacto para engajar o público tech até o lançamento e além.</text:span><text:span text:style-name="T1">", "stepId": "cmhjetpoj0016dzsoevqkbzrd-step-1" } ], "optimized": null, "originalOutput": { "id": "chatcmpl-CXsa3QXhsOOCarwMIXByRPTj3uBSU", "model": "gpt-4.1-mini-2025-04-14", "usage": { "total_tokens": 4597, "prompt_tokens": 2737, "completion_tokens": 1860, "prompt_tokens_details": { "audio_tokens": 0, "cached_tokens": 0 }, "completion_tokens_details": { "audio_tokens": 0, "reasoning_tokens": 0, "accepted_prediction_tokens": 0, "rejected_prediction_tokens": 0 } }, "object": "chat.completion", "choices": [ { "index": 0, "message": { "role": "assistant", "content": "{\n "agent": "MKT",\n "run_id": "cmhjetpoj0016dzsoevqkbzrd",\n "recomendacoes": [\n {\n "key": "landing_page_dinamica",\n "tatica": "Landing page dinâmica com prova social e cronômetro regressivo",\n "prioridade": 1,\n "score": 0.5,\n "adopted": false,\n "rationale": "Construir uma landing page dinâmica com provas sociais e contador regressivo cria senso de urgência e maior confiança, favorecendo conversão do público tech conectado e inovador.",\n "proximos_passos": "Desenvolver wireframe em 1 semana, integrar depoimentos estratégicos e implementar cronômetro regressivo para chamadas aos webinars e eventos.",\n "motivo_da_priorizacao": { "accepts": 0, "rejects": 0, "w": 0.5, "s": 0.5, "score": 0.5 },\n "execucao": { "api_sugerida": "GEMINI_PRO", "tipo_tarefa": "ESTRATEGIA_COMPLEXA", "custo_estimado_tokens": 900 }\n },\n {\n "key": "chatbot_lead_capture",\n "tatica": "Chatbot IA para captação ativa de leads",\n "prioridade": 2,\n "score": 0.5,\n "adopted": false,\n "rationale": "Automatizar interação via chatbot IA em páginas estratégicas aumenta engajamento e permite captura ativa de leads qualificados, alinhado ao perfil de público e objetivos.",\n "proximos_passos": "Avaliar plataformas (Intercom, Tidio, GPT embutido), configurar fluxos de captação e treinar bot para diálogo consultivo.",\n "motivo_da_priorizacao": { "accepts": 0, "rejects": 0, "w": 0.5, "s": 0.5, "score": 0.5 },\n "execucao": { "api_sugerida": "GPT_4", "tipo_tarefa": "QA_TESTING", "custo_estimado_tokens": 800 }\n },\n {\n "key": "influencers_pre_lancamento",\n "tatica": "Engajamento de influenciadores no pré-lançamento",\n "prioridade": 3,\n "score": 0.5,\n "adopted": false,\n "rationale": "A ativação antecipada de influenciadores agrega autoridade e amplia o alcance orgânico, criando buzz e expectativa para o lançamento da campanha.",\n "proximos_passos": "Selecionar perfis relevantes, preparar kit de comunicação e agendar postagens e lives entre 18 e 24/11.",\n "motivo_da_priorizacao": { "accepts": 0, "rejects": 0, "w": 0.5, "s": 0.5, "score": 0.5 },\n "execucao": { "api_sugerida": "GPT_3_5_TURBO", "tipo_tarefa": "COPYWRITING_HIGH_VOLUME", "custo_estimado_tokens": 750 }\n }\n ],\n "diagnostico": {\n "total_prev_runs": 1,\n "itens_avaliados": 3,\n "exploracao_pct": 20,\n "filtrados_adotados": 0,\n "filtrados_rejeitados": 0\n }\n}\n\n---\n\n# Briefing da Campanha – Lançamento 01/02/2026\n\n## 1. </text:span><text:soft-page-break/><text:span text:style-name="T1">Resumo e KPIs\n\n</text:span><text:span text:style-name="Strong_20_Emphasis">Objetivo:</text:span><text:span text:style-name="T2"> </text:span><text:span text:style-name="T1">\nAumentar em 50% o volume de leads qualificados do público tech (25–45 anos) com interesse em IA e Blockchain.\n\n</text:span><text:span text:style-name="Strong_20_Emphasis">Público-alvo:</text:span><text:span text:style-name="T2"> </text:span><text:span text:style-name="T1">\nAdultos conectados, inovadores, que buscam oportunidades reais no ecossistema digital.\n\n</text:span><text:span text:style-name="Strong_20_Emphasis">Orçamento:</text:span><text:span text:style-name="T2"> </text:span><text:span text:style-name="T1">\nR$ 500 mil distribuídos em múltiplos canais alinhados ao perfil tech.\n\n</text:span><text:span text:style-name="Strong_20_Emphasis">KPIs e metas quantitativas por canal:</text:span><text:span text:style-name="T1">\n- Redes Sociais: \n CTR ≥ 2,5%, engajamento ≥ 30% \n- E-mail marketing: \n Taxa de abertura ≥ 25%, CPL ≤ R$ 40 \n- Mídia paga: \n CPL ≤ R$ 45, ROI positivo em 60 dias \n- Eventos: \n Aquisição de +500 leads qualificados \n- Influenciadores: \n +20% de seguidores, +10% aumento de conversão via CTA\n\n---\n\n## 2. Timeline\n\n| Período | Atividade | Descrição |\n|----------------|--------------------------|-------------------------------------------------------------|\n| Semana 0-1 | Finalizar briefing e canais | Consolidação do briefing; escolher canais de divulgação |\n| Semana 1-2 | Produção criativa e aprovações | Desenvolvimento de conteúdos, peças, validação |\n| Semana 2 | Setup técnico | Configuração de mídia paga, automação e plataformas de e-mail |\n| Semana 3 | Pré-lançamento com influenciadores | Engajamento de influenciadores, teasers e buzz |\n| T-1 dia (31/01)| Revisão final e testes | Checagem de processos, QA, ajustes finais |\n| +1 a +14 dias | Pós-lançamento e otimização | Monitoramento, análise e ajustes para maximizar resultados |\n\n---\n\n## 3. Canais e estratégias\n\n&lt;details&gt;&lt;summary&gt;Detalhar canais&lt;/summary&gt;\n\n### Redes Sociais \n- Conteúdo dinâmico com provas sociais, anúncios segmentados em IA e Blockchain \n- Meta: CTR ≥ 2,5%, engajamento ≥ 30% \n- Revisão semanal com análise de performance e ajuste de segmentação \n\n### E-mail marketing \n- Sequências customizadas baseadas no comportamento e interesse técnico \n- Objetivo: abertura ≥ 25%, CPL ≤ R$ 40 \n- Testes A/B semanais para otimização de mensagens e segmentação \n\n### Mídia Paga \n- Google Ads e LinkedIn Ads direcionados ao público tech \n- Meta: CPL ≤ R$ 45, ROI positivo em 60 dias \n- Monitoramento diário e otimizações rápidas \n\n### Eventos Digitais com NFTs \n- Eventos exclusivos incentivados por NFTs para gerar engajamento e exclusividade \n- Meta quantitativa: +500 leads qualificados \n- Coordenação com equipe de produto para entrega e comunicação \n\n### Influenciadores \n- Parcerias estratégicas para gerar buzz e autoridade no pré-lançamento \n- Meta: +20% seguidores, +10% conversão via CTA \n- Planejamento e ativação entre 18 e 24/11\n\n&lt;/details&gt;\n\n---\n\n## 4. Integração e mensuração\n\n- </text:span><text:span text:style-name="Strong_20_Emphasis">Ferramentas:</text:span><text:span text:style-name="T2"> </text:span><text:span text:style-name="T1">GA4 para tráfego web, HubSpot e RD Station para CRM e automação, dashboards dinâmicos complementados por relatórios semanais em PDF. \n- </text:span><text:span text:style-name="Strong_20_Emphasis">Frequência:</text:span><text:span text:style-name="T2"> </text:span><text:span text:style-name="T1">Atualização contínua de dados, com relatórios consolidados toda sexta-feira para análise tática. \n- </text:span><text:span text:style-name="Strong_20_Emphasis">Formato:</text:span><text:span text:style-name="T2"> </text:span><text:span text:style-name="T1">Dashboards interativos acessíveis para equipes; PDFs para alta gerência.\n\n---\n\n## 5. Próximos passos com datas-chave\n\n1. Alocar responsáveis finais para cada canal – até 07/11 (Equipe Marketing) \n2. Concluir produção criativa, incluindo materiais dinâmicos – até 14/11 (Criação) \n3. Configurar plataformas e fluxos técnicos – até 17/11 (Tech/Martech) \n4. Selecionar e ativar influenciadores com kits de comunicação – até 24/11 (Social/PR) \n5. Implementar NFT como benefícios exclusivos para eventos – até 30/11 (Produto/Legal) \n6. Monitorar lançamento e otimizar campanhas diariamente – a partir de 01/02 (Analytics)\n\n---\n\n## 6. Aprendizados e cross-run\n\nSem histórico anterior para comparação detalhada. Recomenda-se documentação estruturada dos resultados para alimentar próximas rodadas.\n\n---\n\n## 7. Insights automatizados para próxima semana\n\n1. </text:span><text:span text:style-name="Strong_20_Emphasis">Landing Page Dinâmica:</text:span><text:span text:style-name="T2"> </text:span><text:span text:style-name="T1">urgentemente priorizar wireframe para captar leads e criar senso de urgência com cronômetro. \n2. </text:span><text:span text:style-name="Strong_20_Emphasis">Chatbot IA:</text:span><text:span text:style-name="T2"> </text:span><text:span text:style-name="T1">explorar soluções para captação ativa, personalizando interação e qualificando leads. \n3. </text:span><text:span text:style-name="Strong_20_Emphasis">Engajamento com Influenciadores:</text:span><text:span text:style-name="T2"> </text:span><text:span text:style-name="T1">iniciar seleção e briefing de perfis para amplificar alcance orgânico.\n\n---\n\n</text:span><text:span text:style-name="Emphasis">Este briefing orienta a execução inspiradora, ágil e focada, garantindo alto impacto para engajar o público tech até o lançamento e além.</text:span><text:span text:style-name="T1">", "refusal": null, "annotations": [] }, "logprobs": null, "finish_reason": "stop" } ], "created": 1762190667, "service_tier": "default", "system_fingerprint": "fp_4c2851f862" } }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pace Grotesk" svg:font-family="'Space Grotesk', system-ui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3T14:26:09.084000000</meta:creation-date>
    <dc:date>2025-11-03T17:56:48.317000000</dc:date>
    <meta:editing-duration>PT3H20M29S</meta:editing-duration>
    <meta:editing-cycles>1</meta:editing-cycles>
    <meta:document-statistic meta:table-count="0" meta:image-count="0" meta:object-count="0" meta:page-count="3" meta:paragraph-count="1" meta:word-count="3583" meta:character-count="28279" meta:non-whitespace-character-count="24721"/>
    <meta:generator>LibreOffice/7.3.2.2$Windows_X86_64 LibreOffice_project/49f2b1bff42cfccbd8f788c8dc32c1c309559be0</meta:generator>
  </office:meta>
</office:document-meta>
</file>